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font-style="italic" style:text-underline-style="none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none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style:font-style-asian="normal" style:font-style-complex="normal"/>
    </style:style>
    <style:style style:name="P7" style:family="paragraph" style:parent-style-name="Standard">
      <style:paragraph-properties fo:text-align="end" style:justify-single-word="false"/>
      <style:text-properties fo:font-style="normal" style:text-underline-style="none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text-underline-style="none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l's Poems</text:p>
      <text:p text:style-name="Standard"/>
      <text:p text:style-name="Standard"/>
      <text:p text:style-name="Standard"/>
      <text:p text:style-name="Standard">OBI sens</text:p>
      <text:p text:style-name="Standard"/>
      <text:p text:style-name="Standard"/>
      <text:p text:style-name="Standard">père y mettre</text:p>
      <text:p text:style-name="Standard">dis à mettre</text:p>
      <text:p text:style-name="Standard">sans t'y m'être.</text:p>
      <text:p text:style-name="Standard"/>
      <text:p text:style-name="Standard">Bi furent qu'à Sion</text:p>
      <text:p text:style-name="Standard">sans qu't'y fils aies</text:p>
      <text:p text:style-name="Standard"/>
      <text:p text:style-name="Standard">Saint Bi-o ce</text:p>
      <text:p text:style-name="Standard">Grand dis ose</text:p>
      <text:p text:style-name="Standard">saints et t'y ze</text:p>
      <text:p text:style-name="Standard"/>
      <text:p text:style-name="Standard">Saint Terre faire et</text:p>
      <text:p text:style-name="Standard">Saint sert et</text:p>
      <text:p text:style-name="Standard">S'y mots l'est.</text:p>
      <text:p text:style-name="Standard"/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Pére et gris n'à sion , graine.</text:span></text:p>
      <text:p text:style-name="P2">Égrèna.</text:p>
      <text:p text:style-name="P2">Et graine A,</text:p>
      <text:p text:style-name="P2">Et grè n'à.</text:p>
      <text:p text:style-name="P2"/>
      <text:p text:style-name="P2">Oh!</text:p>
      <text:p text:style-name="Standard"><text:soft-page-break/>Terme Omettre </text:p>
      <text:p text:style-name="Standard"/>
      <text:p text:style-name="Standard"/>
      <text:p text:style-name="Standard">Pan T On</text:p>
      <text:p text:style-name="Standard">Dis, Eux.</text:p>
      <text:p text:style-name="Standard"/>
      <text:p text:style-name="Standard">Mirent Roi re.</text:p>
      <text:p text:style-name="Standard"/>
      <text:p text:style-name="Standard">Pré Mon I Toi re,</text:p>
      <text:p text:style-name="Standard">Mon I t'aurai.</text:p>
      <text:p text:style-name="Standard"/>
      <text:p text:style-name="Standard">L'être sans lettr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is On en cas Je.</text:p>
      <text:p text:style-name="P2"/>
      <text:p text:style-name="P2">J'aime O.</text:p>
      <text:p text:style-name="P2">Vir R Je.</text:p>
      <text:p text:style-name="P2">Vers sot.</text:p>
      <text:p text:style-name="P2">K pris corps né.</text:p>
      <text:p text:style-name="P2">Tort O.</text:p>
      <text:p text:style-name="P2">B lié.</text:p>
      <text:p text:style-name="P2">S corps Pi On.</text:p>
      <text:p text:style-name="P2">Ça j'y taire.</text:p>
      <text:p text:style-name="P2">P O I , SS ont.</text:p>
      <text:p text:style-name="P2"/>
      <text:p text:style-name="P2">Quand sert Baal en ce ; sers Pan.</text:p>
      <text:p text:style-name="P5"><text:soft-page-break/>Pro B , El aime.</text:p>
      <text:p text:style-name="P5"/>
      <text:p text:style-name="P5">Dit sans sion,</text:p>
      <text:p text:style-name="P5">Et temps sont nés.</text:p>
      <text:p text:style-name="P5"/>
      <text:p text:style-name="P5">Est sens I El,</text:p>
      <text:p text:style-name="P5">Par l'E.</text:p>
      <text:p text:style-name="P5"/>
      <text:p text:style-name="P5">El Lo Him,</text:p>
      <text:p text:style-name="P5">I à V.</text:p>
      <text:p text:style-name="P5"/>
      <text:p text:style-name="P5">Aime aussi On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'ai S time</text:p>
      <text:p text:style-name="P2">Le chaos n'est pas vite dérangé</text:p>
      <text:p text:style-name="P2">Yasâ</text:p>
      <text:p text:style-name="P2">Struc tu re</text:p>
      <text:p text:style-name="P2">lég i time</text:p>
      <text:p text:style-name="P2">Pur I fils est</text:p>
      <text:p text:style-name="P2">O qu'eut P</text:p>
      <text:p text:style-name="P2">Et fit <text:span text:style-name="T2">J'y</text:span></text:p>
      <text:p text:style-name="P6"><text:soft-page-break/>S'y mettre I</text:p>
      <text:p text:style-name="P6">Comme êtes</text:p>
      <text:p text:style-name="P6">Très ce</text:p>
      <text:p text:style-name="P6"/>
      <text:p text:style-name="P6">Vers tu</text:p>
      <text:p text:style-name="P6"/>
      <text:p text:style-name="P6">Mâle à D R est ce</text:p>
      <text:p text:style-name="P6">À cas Blé</text:p>
      <text:p text:style-name="P6">F à ré</text:p>
      <text:p text:style-name="P6"/>
      <text:p text:style-name="P6">F I N' est ce</text:p>
      <text:p text:style-name="P6">Ré s'il lit en ce</text:p>
      <text:p text:style-name="P6">Sût que sait</text:p>
      <text:p text:style-name="P6"/>
      <text:p text:style-name="P6">In T graal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 A S T E</text:p>
      <text:p text:style-name="P3">Vas ça lisez</text:p>
      <text:p text:style-name="P3">Là n'a t'aime</text:p>
      <text:p text:style-name="P3">À co-mots De ment</text:p>
      <text:p text:style-name="P3"/>
      <text:p text:style-name="P3">J'ai O va</text:p>
      <text:p text:style-name="P3">A sut me</text:p>
      <text:p text:style-name="P6"><text:soft-page-break/>L'eau rends sage</text:p>
      <text:p text:style-name="P6">et</text:p>
      <text:p text:style-name="P6">L'or rends fou</text:p>
      <text:p text:style-name="P6">...</text:p>
      <text:p text:style-name="P6">L'or en Je.</text:p>
      <text:p text:style-name="P6"/>
      <text:p text:style-name="P6">Ce que L êtes.</text:p>
      <text:p text:style-name="P6">L'O qu'eurent en ce.</text:p>
      <text:p text:style-name="P6">Et que ce L en ce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omme à je</text:p>
      <text:p text:style-name="P3">Fera cas C</text:p>
      <text:p text:style-name="P3">Terre à C</text:p>
      <text:p text:style-name="P3">Si L en ce</text:p>
      <text:p text:style-name="P3">Par e il</text:p>
      <text:p text:style-name="P3">Or a je</text:p>
      <text:p text:style-name="P3">Tort en T</text:p>
      <text:p text:style-name="P3">Pro dit j'y eux</text:p>
      <text:p text:style-name="P6"><text:soft-page-break/>D. Lit cas.</text:p>
      <text:p text:style-name="P6">D, L t'as.</text:p>
      <text:p text:style-name="P6">Se eût L.</text:p>
      <text:p text:style-name="P6"/>
      <text:p text:style-name="P6"/>
      <text:p text:style-name="P6">- P?</text:p>
      <text:p text:style-name="P6">/ Da. </text:p>
      <text:p text:style-name="P6">\ Go.</text:p>
      <text:p text:style-name="P6">* J'y q.u.e</text:p>
      <text:p text:style-name="P6"/>
      <text:p text:style-name="P6"/>
      <text:p text:style-name="P6">Est sens I El</text:p>
      <text:p text:style-name="P6">El Lo Him</text:p>
      <text:p text:style-name="P6">I à V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À R. D. corps re.</text:p>
      <text:p text:style-name="P3"/>
      <text:p text:style-name="P3">Pro nom 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8M52S</meta:editing-duration>
    <meta:editing-cycles>26</meta:editing-cycles>
    <meta:generator>OpenOffice/4.1.11$Win32 OpenOffice.org_project/4111m1$Build-9808</meta:generator>
    <dc:date>2023-02-10T15:55:38.02</dc:date>
    <dc:creator>Laurent Franssen</dc:creator>
    <meta:document-statistic meta:table-count="0" meta:image-count="0" meta:object-count="0" meta:page-count="6" meta:paragraph-count="97" meta:word-count="316" meta:character-count="1195"/>
    <meta:user-defined meta:name="Info 1"/>
    <meta:user-defined meta:name="Info 2"/>
    <meta:user-defined meta:name="Info 3"/>
    <meta:user-defined meta:name="Info 4"/>
  </office:meta>
</office:document-meta>
</file>